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a9f7f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officeooo:paragraph-rsid="001c2f87"/>
    </style:style>
    <style:style style:name="P4" style:family="paragraph" style:parent-style-name="Text_20_body">
      <style:text-properties officeooo:paragraph-rsid="001decee"/>
    </style:style>
    <style:style style:name="T1" style:family="text">
      <style:text-properties officeooo:rsid="001a9f7f"/>
    </style:style>
    <style:style style:name="T2" style:family="text">
      <style:text-properties officeooo:rsid="001ad84d"/>
    </style:style>
    <style:style style:name="T3" style:family="text">
      <style:text-properties officeooo:rsid="001c2f87"/>
    </style:style>
    <style:style style:name="T4" style:family="text">
      <style:text-properties officeooo:rsid="001de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1 – Introdução </text:h>
      <text:p text:style-name="Text_20_body"/>
      <text:p text:style-name="P1"><text:tab/>O estudo de estruturas de dados eficientes é um pilar da ciência da computação, impactando diretamente o desempenho de algoritmos e a capacidade de sistemas em gerenciar<text:span text:style-name="T1"> </text:span>grandes volumes de dados <text:span text:style-name="T1">de maneira eficiente</text:span>. Nesse contexto, as árvores balanceadas destacam-se por manterem uma estrutura que garante operações de busca, inserção e remoção em tempo logarítmico (O(log n)), mesmo em conjuntos dinâmicos com milhares ou milhões de elementos (Cormen et al., 2012). Ao assegurar uma altura próxima do mínimo teórico, <text:span text:style-name="T1">tais</text:span> estruturas <text:span text:style-name="T1">buscam </text:span>proporcion<text:span text:style-name="T1">ar</text:span> eficiência e escalabilidade <text:span text:style-name="T1">ao evitarem</text:span> a degradação <text:span text:style-name="T1">da árvore</text:span> para formas lineares, característica de árvores binárias de busca não balanceadas <text:span text:style-name="T1">que tornam suas operações mais ineficientes e mais custosas computacionalmente</text:span>.</text:p>
      <text:p text:style-name="P2"><text:tab/><text:span text:style-name="T2">Dito isso,</text:span> árvores balanceadas, como as árvores 2-3-4 e <text:span text:style-name="T2">árvores</text:span> rubro-negras, são amplamente aplicadas em <text:span text:style-name="T2">diversos</text:span> sistemas computacionais. Em bancos de dados, estruturas derivadas, como árvores B e B+, otimizam o acesso a dados em disco. <text:span text:style-name="T2">Já e</text:span>m sistemas de arquivos, elas organizam índices hierárquicos, acelerando operações de leitura e escrita, <text:span text:style-name="T2">por exemplo</text:span>. Compiladores e sistemas operacionais também se beneficiam, utilizando árvores balanceadas para representar expressões sintáticas ou gerenciar recursos como processos e memória. <text:span text:style-name="T2">Nesse contexto, a</text:span> equivalência funcional entre árvores 2-3-4, que permitem múltiplas chaves por nó, e rubro-negras, baseadas em nós binários coloridos, torna possível a conversão entre elas, mantendo suas propriedades de balanceamento.</text:p>
      <text:p text:style-name="P3"><text:tab/>As árvores 2-3-4 são árvores de busca balanceadas caracterizadas por nós que podem armazenar 1, 2 ou 3 chaves e possuir 2, 3 ou 4 filhos, uma estrutura que simplifica a gestão de múltiplas chaves em um único nó. <text:span text:style-name="T2">Seu</text:span> balanceamento é mantido por meio de operações de divisão (<text:span text:style-name="Emphasis">split</text:span>) durante inserções, garantindo que a altura da árvore permaneça logarítmica, com operações de busca, inserção e remoção executadas em tempo O(log n). Essa flexibilidade de nós com múltiplos filhos reduz a frequência de reestruturações em cenários dinâmicos, como <text:span text:style-name="T2">em</text:span> bancos de dados, onde atualizações constantes são comuns. Além disso, a representação abstrata das árvores 2-3-4 facilita a compreensão conceitual, tornando-as ideais para modelar problemas que exigem organização hierárquica eficiente (Cormen et al., 2012).</text:p>
      <text:p text:style-name="P3"><text:tab/>Por outro lado, as árvores rubro-negras são árvores binárias de busca balanceadas, onde cada nó <text:span text:style-name="T2">possui uma cor distinta</text:span> (vermelho ou preto) para manter propriedades que asseguram uma altura aproximadamente logarítmica. Operações como rotações e ajustes de cor corrigem desequilíbrios durante <text:span text:style-name="T2">processos de </text:span>inserções e remoções, garantindo eficiência em O(log n). <text:span text:style-name="T2">Sua estrutura binária</text:span> é particularmente vantajosa em implementações computacionais, como em linguagem C, devido à sua compatibilidade com sistemas de memória e menor overhead em comparação com árvores de múltiplos filhos, <text:span text:style-name="T2">tornando-as</text:span> amplamente utilizadas em aplicações práticas, como sistemas de arquivos e bibliotecas de software, onde a simplicidade de manipulação de nós binários otimiza o desempenho.</text:p>
      <text:p text:style-name="P4"><text:tab/><text:span text:style-name="T4">E</text:span>mbora estruturalmente distintas, <text:span text:style-name="T4">a</text:span>s árvores 2-3-4 e rubro-negras apresentam <text:span text:style-name="T4">uma</text:span> equivalência funcional, pois ambas garantem balanceamento e operações em tempo logarítmico. Essa equivalência reside na possibilidade de representar cada nó de uma árvore 2-3-4, com até três <text:soft-page-break/>chaves, como uma subárvore binária rubro-negra, onde nós vermelhos simulam as conexões internas de um nó 2-3-4, e nós pretos mantêm a estrutura balanceada. Essa correspondência permite a conversão direta entre as estruturas, preservando suas propriedades de eficiência. Este trabalho implementa, em linguagem C, um sistema que realiza essa conversão, incluindo operações de inserção, remoção e impressão, além de análises estatísticas do comportamento da árvore 2-3-4, explorando a relevância prática e teórica dessa transformação em sistemas computacionais moderno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7:08:01.357000000</meta:creation-date>
    <dc:date>2025-06-28T14:33:01.002000000</dc:date>
    <meta:editing-duration>PT13M50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6" meta:word-count="566" meta:character-count="3980" meta:non-whitespace-character-count="3413"/>
  </office:meta>
</office:document-meta>
</file>